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8DE000000AAE1484D2DBDF03D2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.494cm" fo:margin-bottom="0.494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 style:master-page-name="Standard">
      <style:paragraph-properties fo:margin-top="0cm" fo:margin-bottom="0cm" loext:contextual-spacing="false" fo:line-height="100%" style:page-number="auto"/>
    </style:style>
    <style:style style:name="T1" style:family="text">
      <style:text-properties fo:language="fi" fo:country="FI"/>
    </style:style>
    <style:style style:name="T2" style:family="text">
      <style:text-properties fo:language="fi" fo:country="FI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style:font-name="Calibri" fo:font-size="11pt" style:font-size-asian="11pt" style:font-size-complex="11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RK/ Tjærebrenning i Nordreisa</text:p>
      <text:p text:style-name="P2">Oversatt til kvensk av Kainun institutti – Kvensk institutt 08.02.2018 / Pirjo Paavalniemi<text:bookmark text:name="_GoBack"/></text:p>
      <text:p text:style-name="Standard"/>
      <text:p text:style-name="Standard"/>
      <text:p text:style-name="Standard"><text:span text:style-name="T2">Tervanpoltto Raisissa</text:span></text:p>
      <text:p text:style-name="Standard"><text:span text:style-name="T1">Tervanpoltto oon vanhaa käsityö mitä praktiseerathiin muun myötä Raisinvankassa.</text:span></text:p>
      <text:p text:style-name="Standard"><text:span text:style-name="T1">Vuona 1948 kohatelthiin NRKn programinjohtaajat Erik Diesen ja Lars Normann Sørensen muun myötä Einar Hasselbergin kans. Hän oli yksi nuorista kuka sillon oli ottanu tämän käsityön käytthöön.</text:span></text:p>
      <text:p text:style-name="Standard"><text:span text:style-name="T1">Programissa kuulema muun myötä ette tervahauta saattoi pallaat monta vuorokautta.</text:span></text:p>
      <text:p text:style-name="Standard"><text:span text:style-name="T1">Programissa muistelhaan kans Raisinvankan histooriasta ja kväänitten histooriasta. Ensimäiset kväänit tulthiin vuona 1722 ja asetuthiin Hirsiniemheen. Het tulthiin enimästi Tornionlaksosta suuren pohjasmaisen soan aikana. Muutamat kväänit menthiin Alattihoon ja Öystä-Finmarkkhuun. Norjalainen asutus tuli 1770-luvula.</text:span></text:p>
      <text:p text:style-name="Standard">Kuuntele programin tästä:</text:p>
      <text:p text:style-name="Standard"/>
      <text:p text:style-name="Standard"/>
      <text:p text:style-name="Standard"><text:span text:style-name="T3">Tjærebrenning i Nordreisa</text:span></text:p>
      <text:p text:style-name="Standard">Tjærebrenning er et gammelt håndverk som blant andre steder blei praktisert i Nordreisadalen. </text:p>
      <text:p text:style-name="Standard">I 1948 møtte NRKs programledere Erik Diesen og Lars Normann Sørensen blant andre Einar Hasselberg, en fra den yngre generasjon den gang som hadde tatt opp håndverket. </text:p>
      <text:p text:style-name="P1"><text:span text:style-name="T4">I programmet hører vi blant annet at milene kunne brenne i flere døgn. </text:span></text:p>
      <text:p text:style-name="P1"><text:span text:style-name="T4">Programmet forteller også om Reisadalens historie og den kvenske historien. De første kvenene kom i 1722 og bosatte seg på Tømmernes. De kom for en stor del fra Tornedalen under den store nordiske krig. Noen kvener drog til Alta og Øst-Finnmark. Den norske bosettinga kom i 1770-årene.  </text:span></text:p>
      <text:p text:style-name="P1"><text:span text:style-name="T4">Hør programmet her: </text:span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nb" fo:country="NO" style:letter-kerning="false" style:font-name-asian="Times New Roman1" style:font-size-asian="10pt" style:language-asian="nb" style:country-asian="NO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1pt" fo:language="nb" fo:country="NO" style:letter-kerning="false" style:font-name-asian="Times New Roman1" style:font-size-asian="10pt" style:language-asian="nb" style:country-asian="NO" style:font-name-complex="Times New Roman1" style:font-size-complex="10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nb" style:country-asian="NO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.54cm" fo:margin-bottom="1.249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Bilde 1" text:anchor-type="as-char" svg:width="15.24cm" svg:height="1.141cm" draw:z-index="0"><draw:image xlink:href="Pictures/10000201000008DE000000AAE1484D2DBDF03D25.png" xlink:type="simple" xlink:show="embed" xlink:actuate="onLoad" loext:mime-type="image/png"/><svg:desc>bred_osoite1_vari</svg:desc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irjo Paavalniemi</meta:initial-creator>
    <dc:creator>Pirjo Paavalniemi</dc:creator>
    <meta:editing-cycles>4</meta:editing-cycles>
    <meta:print-date>2007-06-07T11:27:00</meta:print-date>
    <meta:creation-date>2018-02-08T10:47:00</meta:creation-date>
    <dc:date>2019-03-04T09:33:00</dc:date>
    <meta:editing-duration>PT2M</meta:editing-duration>
    <meta:generator>LibreOffice/6.4.6.2$Linux_X86_64 LibreOffice_project/40$Build-2</meta:generator>
    <meta:document-statistic meta:table-count="0" meta:image-count="1" meta:object-count="0" meta:page-count="1" meta:paragraph-count="15" meta:word-count="207" meta:character-count="1500" meta:non-whitespace-character-count="1300"/>
    <meta:user-defined meta:name="AppVersion">16.0000</meta:user-defined>
    <meta:user-defined meta:name="Company">Kvensk Institut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word-mal.dotx" xlink:href=""/>
  </office:meta>
</office:document-meta>
</file>